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E000000E393054839D4ABB71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RKamran" svg:font-family="IRKamr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IRKamran" fo:font-size="40pt" style:font-size-asian="40pt" style:font-name-complex="IRKamran" style:font-size-complex="40pt"/>
    </style:style>
    <style:style style:name="P3" style:family="paragraph">
      <loext:graphic-properties draw:fill="none" draw:fill-color="#ffffff"/>
      <style:text-properties style:font-name="IRKamran" fo:font-size="40pt" style:font-size-asian="40pt" style:font-name-complex="IRKamran" style:font-size-complex="40pt"/>
    </style:style>
    <style:style style:name="T1" style:family="text">
      <style:text-properties style:font-name="IRKamran" fo:font-size="40pt" style:font-size-asian="40pt" style:font-name-complex="IRKamran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8.007cm" svg:x="6.584cm" svg:y="10.846cm">
          <draw:image xlink:href="Pictures/10000000000000DE000000E393054839D4ABB71D.jpg" xlink:type="simple" xlink:show="embed" xlink:actuate="onLoad">
            <text:p/>
          </draw:image>
        </draw:frame>
        <draw:frame draw:style-name="gr2" draw:text-style-name="P3" draw:layer="layout" svg:width="3.914cm" svg:height="1.907cm" svg:x="8.946cm" svg:y="18.719cm">
          <draw:text-box>
            <text:p text:style-name="P2"><text:span text:style-name="T1">برگ او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RKamran" svg:font-family="IRKamr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4T22:50:27.572295378</dc:date>
    <meta:editing-duration>PT1M1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